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源ノ角ゴシック Bold" svg:font-family="'源ノ角ゴシック Bold'" style:font-adornments="太字" style:font-pitch="variable"/>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f04f" officeooo:paragraph-rsid="000ef04f"/>
    </style:style>
    <style:style style:name="P2" style:family="paragraph" style:parent-style-name="Standard">
      <style:text-properties officeooo:rsid="0010ec49" officeooo:paragraph-rsid="0010ec49"/>
    </style:style>
    <style:style style:name="P3" style:family="paragraph" style:parent-style-name="Standard">
      <style:text-properties officeooo:rsid="0010ec49" officeooo:paragraph-rsid="003c0da9"/>
    </style:style>
    <style:style style:name="P4" style:family="paragraph" style:parent-style-name="Standard">
      <style:text-properties officeooo:rsid="0010ec49" officeooo:paragraph-rsid="029df160"/>
    </style:style>
    <style:style style:name="P5" style:family="paragraph" style:parent-style-name="Standard">
      <style:text-properties officeooo:rsid="0010ec49" officeooo:paragraph-rsid="02a62c97"/>
    </style:style>
    <style:style style:name="P6" style:family="paragraph" style:parent-style-name="Standard">
      <style:text-properties officeooo:rsid="00129dcb" officeooo:paragraph-rsid="00129dcb"/>
    </style:style>
    <style:style style:name="P7" style:family="paragraph" style:parent-style-name="Standard">
      <style:text-properties officeooo:rsid="0012d462" officeooo:paragraph-rsid="0012d462"/>
    </style:style>
    <style:style style:name="P8" style:family="paragraph" style:parent-style-name="Standard">
      <style:text-properties officeooo:rsid="00161b9b" officeooo:paragraph-rsid="00161b9b"/>
    </style:style>
    <style:style style:name="P9" style:family="paragraph" style:parent-style-name="Standard">
      <style:text-properties officeooo:rsid="001b7eea" officeooo:paragraph-rsid="001b7eea"/>
    </style:style>
    <style:style style:name="P10" style:family="paragraph" style:parent-style-name="Standard">
      <style:text-properties officeooo:rsid="001c12f0" officeooo:paragraph-rsid="001c12f0"/>
    </style:style>
    <style:style style:name="P11" style:family="paragraph" style:parent-style-name="Standard">
      <style:text-properties officeooo:rsid="001f8021" officeooo:paragraph-rsid="001f8021"/>
    </style:style>
    <style:style style:name="P12" style:family="paragraph" style:parent-style-name="Standard">
      <style:text-properties officeooo:rsid="001f8021" officeooo:paragraph-rsid="002f4052"/>
    </style:style>
    <style:style style:name="P13" style:family="paragraph" style:parent-style-name="Standard">
      <style:text-properties officeooo:rsid="00209c63" officeooo:paragraph-rsid="00209c63"/>
    </style:style>
    <style:style style:name="P14" style:family="paragraph" style:parent-style-name="Standard">
      <style:text-properties officeooo:rsid="002f4052" officeooo:paragraph-rsid="002f4052"/>
    </style:style>
    <style:style style:name="P15" style:family="paragraph" style:parent-style-name="Standard">
      <style:text-properties officeooo:rsid="0011450d" officeooo:paragraph-rsid="0011450d"/>
    </style:style>
    <style:style style:name="P16" style:family="paragraph" style:parent-style-name="Standard">
      <style:text-properties officeooo:rsid="004ecc4b" officeooo:paragraph-rsid="004ecc4b"/>
    </style:style>
    <style:style style:name="P17" style:family="paragraph" style:parent-style-name="Standard">
      <style:text-properties officeooo:rsid="0024da37" officeooo:paragraph-rsid="0024da37"/>
    </style:style>
    <style:style style:name="P18" style:family="paragraph" style:parent-style-name="Standard">
      <style:text-properties officeooo:rsid="0024da37" officeooo:paragraph-rsid="014aeee0"/>
    </style:style>
    <style:style style:name="P19" style:family="paragraph" style:parent-style-name="Standard">
      <style:text-properties officeooo:rsid="0024da37" officeooo:paragraph-rsid="0280eb52"/>
    </style:style>
    <style:style style:name="P20" style:family="paragraph" style:parent-style-name="Standard">
      <style:text-properties fo:font-weight="bold" officeooo:rsid="0011450d" officeooo:paragraph-rsid="0011450d" style:font-weight-asian="bold" style:font-weight-complex="bold"/>
    </style:style>
    <style:style style:name="P21" style:family="paragraph" style:parent-style-name="Standard">
      <style:text-properties fo:font-weight="bold" officeooo:rsid="004ecc4b" officeooo:paragraph-rsid="004ecc4b" style:font-weight-asian="bold" style:font-weight-complex="bold"/>
    </style:style>
    <style:style style:name="P22" style:family="paragraph" style:parent-style-name="Standard">
      <style:text-properties fo:font-weight="bold" officeooo:rsid="00d4d7e4" officeooo:paragraph-rsid="00d4d7e4" style:font-weight-asian="bold" style:font-weight-complex="bold"/>
    </style:style>
    <style:style style:name="P23" style:family="paragraph" style:parent-style-name="Standard">
      <style:text-properties fo:font-weight="bold" officeooo:rsid="00dec6a2" officeooo:paragraph-rsid="00dec6a2" style:font-weight-asian="bold" style:font-weight-complex="bold"/>
    </style:style>
    <style:style style:name="P24" style:family="paragraph" style:parent-style-name="Standard">
      <style:text-properties fo:font-weight="bold" officeooo:rsid="00e10978" officeooo:paragraph-rsid="00e10978" style:font-weight-asian="bold" style:font-weight-complex="bold"/>
    </style:style>
    <style:style style:name="P25" style:family="paragraph" style:parent-style-name="Standard">
      <style:text-properties fo:font-weight="bold" officeooo:rsid="00e8b9ba" officeooo:paragraph-rsid="00e8b9ba" style:font-weight-asian="bold" style:font-weight-complex="bold"/>
    </style:style>
    <style:style style:name="P26" style:family="paragraph" style:parent-style-name="Standard">
      <style:text-properties fo:font-weight="bold" officeooo:rsid="00e849c7" officeooo:paragraph-rsid="00e849c7" style:font-weight-asian="bold" style:font-weight-complex="bold"/>
    </style:style>
    <style:style style:name="P27" style:family="paragraph" style:parent-style-name="Standard">
      <style:text-properties fo:font-weight="bold" officeooo:rsid="00ea9568" officeooo:paragraph-rsid="013671d1" style:font-weight-asian="bold" style:font-weight-complex="bold"/>
    </style:style>
    <style:style style:name="P28" style:family="paragraph" style:parent-style-name="Standard">
      <style:text-properties fo:font-weight="bold" officeooo:rsid="0136cca4" officeooo:paragraph-rsid="0136cca4" style:font-weight-asian="bold" style:font-weight-complex="bold"/>
    </style:style>
    <style:style style:name="P29" style:family="paragraph" style:parent-style-name="Standard">
      <style:text-properties fo:font-weight="bold" officeooo:rsid="016ba0e9" officeooo:paragraph-rsid="016ba0e9" style:font-weight-asian="bold" style:font-weight-complex="bold"/>
    </style:style>
    <style:style style:name="P30" style:family="paragraph" style:parent-style-name="Standard">
      <style:text-properties fo:font-weight="bold" officeooo:rsid="00d0956b" officeooo:paragraph-rsid="00d0956b" style:font-weight-asian="bold" style:font-weight-complex="bold"/>
    </style:style>
    <style:style style:name="P31" style:family="paragraph" style:parent-style-name="Standard">
      <style:text-properties fo:font-weight="bold" officeooo:rsid="01ee59fc" officeooo:paragraph-rsid="01ee59fc" style:font-weight-asian="bold" style:font-weight-complex="bold"/>
    </style:style>
    <style:style style:name="P32" style:family="paragraph" style:parent-style-name="Standard">
      <style:text-properties fo:font-weight="bold" officeooo:rsid="01ee59fc" officeooo:paragraph-rsid="02aec8ae" style:font-weight-asian="bold" style:font-weight-complex="bold"/>
    </style:style>
    <style:style style:name="P33" style:family="paragraph" style:parent-style-name="Standard">
      <style:text-properties fo:font-weight="bold" officeooo:rsid="0054afff" officeooo:paragraph-rsid="0280eb52" style:font-weight-asian="bold" style:font-weight-complex="bold"/>
    </style:style>
    <style:style style:name="P34" style:family="paragraph" style:parent-style-name="Standard">
      <style:text-properties fo:font-weight="bold" officeooo:rsid="0012d462" officeooo:paragraph-rsid="0012d462" style:font-weight-asian="bold" style:font-weight-complex="bold"/>
    </style:style>
    <style:style style:name="P35" style:family="paragraph" style:parent-style-name="Standard">
      <style:text-properties fo:font-weight="bold" officeooo:rsid="003c0da9" officeooo:paragraph-rsid="003c0da9" style:font-weight-asian="bold" style:font-weight-complex="bold"/>
    </style:style>
    <style:style style:name="P36" style:family="paragraph" style:parent-style-name="Standard">
      <style:text-properties officeooo:rsid="00299006" officeooo:paragraph-rsid="014aeee0"/>
    </style:style>
    <style:style style:name="P37" style:family="paragraph" style:parent-style-name="Standard">
      <style:text-properties officeooo:rsid="0021e47d" officeooo:paragraph-rsid="0021e47d"/>
    </style:style>
    <style:style style:name="P38" style:family="paragraph" style:parent-style-name="Standard">
      <style:text-properties officeooo:rsid="0021e47d" officeooo:paragraph-rsid="00b0c072"/>
    </style:style>
    <style:style style:name="P39" style:family="paragraph" style:parent-style-name="Standard">
      <style:text-properties officeooo:rsid="0021e47d" officeooo:paragraph-rsid="0010ec49"/>
    </style:style>
    <style:style style:name="P40" style:family="paragraph" style:parent-style-name="Standard">
      <style:text-properties officeooo:rsid="0021e47d" officeooo:paragraph-rsid="02a62c97"/>
    </style:style>
    <style:style style:name="P41" style:family="paragraph" style:parent-style-name="Standard">
      <style:text-properties officeooo:rsid="00ae04ca" officeooo:paragraph-rsid="00ae04ca"/>
    </style:style>
    <style:style style:name="P42" style:family="paragraph" style:parent-style-name="Standard">
      <style:text-properties officeooo:rsid="0023044f" officeooo:paragraph-rsid="0023044f"/>
    </style:style>
    <style:style style:name="P43" style:family="paragraph" style:parent-style-name="Standard">
      <style:text-properties officeooo:rsid="00e849c7" officeooo:paragraph-rsid="00e849c7"/>
    </style:style>
    <style:style style:name="P44" style:family="paragraph" style:parent-style-name="Standard">
      <style:text-properties fo:font-weight="normal" officeooo:rsid="00edd6fe" officeooo:paragraph-rsid="00edd6fe" style:font-weight-asian="normal" style:font-weight-complex="normal"/>
    </style:style>
    <style:style style:name="P45" style:family="paragraph" style:parent-style-name="Standard">
      <style:text-properties fo:font-weight="normal" officeooo:rsid="00edd6fe" officeooo:paragraph-rsid="01351ceb" style:font-weight-asian="normal" style:font-weight-complex="normal"/>
    </style:style>
    <style:style style:name="P46" style:family="paragraph" style:parent-style-name="Standard">
      <style:text-properties fo:font-weight="normal" officeooo:rsid="00fffbd1" officeooo:paragraph-rsid="010c18e7" style:font-weight-asian="normal" style:font-weight-complex="normal"/>
    </style:style>
    <style:style style:name="P47" style:family="paragraph" style:parent-style-name="Standard">
      <style:text-properties fo:font-weight="normal" officeooo:rsid="00fffbd1" officeooo:paragraph-rsid="00edd6fe" style:font-weight-asian="normal" style:font-weight-complex="normal"/>
    </style:style>
    <style:style style:name="P48" style:family="paragraph" style:parent-style-name="Standard">
      <style:text-properties fo:font-weight="normal" officeooo:rsid="00fffbd1" officeooo:paragraph-rsid="01351ceb" style:font-weight-asian="normal" style:font-weight-complex="normal"/>
    </style:style>
    <style:style style:name="P49" style:family="paragraph" style:parent-style-name="Standard">
      <style:text-properties fo:font-weight="normal" officeooo:rsid="01290891" officeooo:paragraph-rsid="01290891" style:font-weight-asian="normal" style:font-weight-complex="normal"/>
    </style:style>
    <style:style style:name="P50" style:family="paragraph" style:parent-style-name="Standard">
      <style:text-properties fo:font-weight="normal" officeooo:rsid="0102a2ef" officeooo:paragraph-rsid="010c18e7" style:font-weight-asian="normal" style:font-weight-complex="normal"/>
    </style:style>
    <style:style style:name="P51" style:family="paragraph" style:parent-style-name="Standard">
      <style:text-properties officeooo:rsid="0057022f" officeooo:paragraph-rsid="014aeee0"/>
    </style:style>
    <style:style style:name="P52" style:family="paragraph" style:parent-style-name="Standard">
      <style:text-properties officeooo:rsid="00498538" officeooo:paragraph-rsid="014aeee0"/>
    </style:style>
    <style:style style:name="P53" style:family="paragraph" style:parent-style-name="Standard">
      <style:text-properties officeooo:rsid="008d98aa" officeooo:paragraph-rsid="00c40aa2"/>
    </style:style>
    <style:style style:name="P54" style:family="paragraph" style:parent-style-name="Standard">
      <style:text-properties officeooo:rsid="008d98aa" officeooo:paragraph-rsid="00b0c072"/>
    </style:style>
    <style:style style:name="P55" style:family="paragraph" style:parent-style-name="Standard">
      <style:text-properties officeooo:rsid="00850498" officeooo:paragraph-rsid="014aeee0"/>
    </style:style>
    <style:style style:name="P56" style:family="paragraph" style:parent-style-name="Standard">
      <style:text-properties officeooo:rsid="019dffdd" officeooo:paragraph-rsid="019dffdd"/>
    </style:style>
    <style:style style:name="P57" style:family="paragraph" style:parent-style-name="Standard">
      <style:text-properties officeooo:rsid="01ac6e10" officeooo:paragraph-rsid="01ac6e10"/>
    </style:style>
    <style:style style:name="P58" style:family="paragraph" style:parent-style-name="Standard">
      <style:text-properties officeooo:rsid="01b7d665" officeooo:paragraph-rsid="01b7d665"/>
    </style:style>
    <style:style style:name="P59" style:family="paragraph" style:parent-style-name="Standard">
      <style:text-properties officeooo:rsid="01c7acbc" officeooo:paragraph-rsid="01c7acbc"/>
    </style:style>
    <style:style style:name="P60" style:family="paragraph" style:parent-style-name="Standard">
      <style:text-properties officeooo:rsid="01d195f4" officeooo:paragraph-rsid="01d195f4"/>
    </style:style>
    <style:style style:name="P61" style:family="paragraph" style:parent-style-name="Standard">
      <style:text-properties officeooo:rsid="01d48caa" officeooo:paragraph-rsid="01d48caa"/>
    </style:style>
    <style:style style:name="P62" style:family="paragraph" style:parent-style-name="Standard">
      <style:text-properties officeooo:rsid="01f6b899" officeooo:paragraph-rsid="01f6b899"/>
    </style:style>
    <style:style style:name="P63" style:family="paragraph" style:parent-style-name="Standard">
      <style:text-properties officeooo:rsid="0169e88d" officeooo:paragraph-rsid="0221533b"/>
    </style:style>
    <style:style style:name="P64" style:family="paragraph" style:parent-style-name="Standard">
      <style:text-properties officeooo:rsid="0169e88d" officeooo:paragraph-rsid="02aebecc"/>
    </style:style>
    <style:style style:name="P65" style:family="paragraph" style:parent-style-name="Standard">
      <style:text-properties officeooo:rsid="022a08ba" officeooo:paragraph-rsid="022a08ba"/>
    </style:style>
    <style:style style:name="P66" style:family="paragraph" style:parent-style-name="Standard">
      <style:text-properties officeooo:rsid="006c9ca2" officeooo:paragraph-rsid="026aa429"/>
    </style:style>
    <style:style style:name="P67" style:family="paragraph" style:parent-style-name="Standard">
      <style:text-properties officeooo:rsid="004dfac4" officeooo:paragraph-rsid="026aa429"/>
    </style:style>
    <style:style style:name="P68" style:family="paragraph" style:parent-style-name="Standard">
      <style:text-properties officeooo:rsid="006cd066" officeooo:paragraph-rsid="026aa429"/>
    </style:style>
    <style:style style:name="P69" style:family="paragraph" style:parent-style-name="Standard">
      <style:text-properties officeooo:rsid="026fc8fe" officeooo:paragraph-rsid="026fc8fe"/>
    </style:style>
    <style:style style:name="P70" style:family="paragraph" style:parent-style-name="Standard">
      <style:text-properties officeooo:rsid="016debfb" officeooo:paragraph-rsid="016debfb"/>
    </style:style>
    <style:style style:name="P71" style:family="paragraph" style:parent-style-name="Standard">
      <style:text-properties officeooo:rsid="027843a4" officeooo:paragraph-rsid="027843a4"/>
    </style:style>
    <style:style style:name="P72" style:family="paragraph" style:parent-style-name="Standard">
      <style:text-properties officeooo:rsid="0198ab4d" officeooo:paragraph-rsid="0280eb52"/>
    </style:style>
    <style:style style:name="P73" style:family="paragraph" style:parent-style-name="Standard">
      <style:text-properties officeooo:rsid="017e9582" officeooo:paragraph-rsid="0280eb52"/>
    </style:style>
    <style:style style:name="P74" style:family="paragraph" style:parent-style-name="Standard">
      <style:text-properties officeooo:rsid="017eb373" officeooo:paragraph-rsid="0280eb52"/>
    </style:style>
    <style:style style:name="P75" style:family="paragraph" style:parent-style-name="Standard">
      <style:text-properties officeooo:rsid="018a43df" officeooo:paragraph-rsid="0280eb52"/>
    </style:style>
    <style:style style:name="P76" style:family="paragraph" style:parent-style-name="Standard">
      <style:text-properties officeooo:rsid="01953e3c" officeooo:paragraph-rsid="0280eb52"/>
    </style:style>
    <style:style style:name="P77" style:family="paragraph" style:parent-style-name="Standard">
      <style:text-properties officeooo:rsid="019110fc" officeooo:paragraph-rsid="0280eb52"/>
    </style:style>
    <style:style style:name="P78" style:family="paragraph" style:parent-style-name="Standard">
      <style:text-properties officeooo:rsid="028236db" officeooo:paragraph-rsid="028236db"/>
    </style:style>
    <style:style style:name="P79" style:family="paragraph" style:parent-style-name="Standard">
      <style:text-properties officeooo:rsid="029877dd" officeooo:paragraph-rsid="029877dd"/>
    </style:style>
    <style:style style:name="P80" style:family="paragraph" style:parent-style-name="Standard">
      <style:text-properties officeooo:rsid="01dbb961" officeooo:paragraph-rsid="01f074a1"/>
    </style:style>
    <style:style style:name="P81" style:family="paragraph" style:parent-style-name="Standard">
      <style:text-properties officeooo:rsid="01dbb961" officeooo:paragraph-rsid="02aebecc"/>
    </style:style>
    <style:style style:name="P82" style:family="paragraph" style:parent-style-name="Standard">
      <style:text-properties officeooo:rsid="0251b66f" officeooo:paragraph-rsid="02b6cb7d"/>
    </style:style>
    <style:style style:name="P83" style:family="paragraph" style:parent-style-name="Standard">
      <style:text-properties officeooo:rsid="02c66cf7" officeooo:paragraph-rsid="02c66cf7"/>
    </style:style>
    <style:style style:name="P84" style:family="paragraph" style:parent-style-name="Standard">
      <style:text-properties officeooo:rsid="02530203" officeooo:paragraph-rsid="02b6cb7d"/>
    </style:style>
    <style:style style:name="P85" style:family="paragraph" style:parent-style-name="Standard">
      <style:text-properties officeooo:rsid="00209c63" officeooo:paragraph-rsid="00209c63" fo:background-color="#ffff00"/>
    </style:style>
    <style:style style:name="P86" style:family="paragraph" style:parent-style-name="Standard">
      <style:text-properties officeooo:rsid="0024da37" officeooo:paragraph-rsid="013fa5a6" fo:background-color="#ffff00"/>
    </style:style>
    <style:style style:name="P87" style:family="paragraph" style:parent-style-name="Standard">
      <style:text-properties officeooo:rsid="00299006" officeooo:paragraph-rsid="013fa5a6" fo:background-color="#ffff00"/>
    </style:style>
    <style:style style:name="P88" style:family="paragraph" style:parent-style-name="Standard">
      <style:text-properties officeooo:rsid="00850498" officeooo:paragraph-rsid="014aeee0" fo:background-color="#ffff00"/>
    </style:style>
    <style:style style:name="P89" style:family="paragraph" style:parent-style-name="Standard">
      <style:text-properties officeooo:rsid="001f8021" officeooo:paragraph-rsid="001f8021"/>
    </style:style>
    <style:style style:name="P90" style:family="paragraph" style:parent-style-name="Standard">
      <style:text-properties fo:font-weight="normal" officeooo:rsid="00f10bfb" officeooo:paragraph-rsid="01351ceb" fo:background-color="#ffff00" style:font-weight-asian="normal" style:font-weight-complex="normal"/>
    </style:style>
    <style:style style:name="T1" style:family="text">
      <style:text-properties officeooo:rsid="002618aa"/>
    </style:style>
    <style:style style:name="T2" style:family="text">
      <style:text-properties officeooo:rsid="00299006"/>
    </style:style>
    <style:style style:name="T3" style:family="text">
      <style:text-properties officeooo:rsid="002ae75e"/>
    </style:style>
    <style:style style:name="T4" style:family="text">
      <style:text-properties officeooo:rsid="002f4052"/>
    </style:style>
    <style:style style:name="T5" style:family="text">
      <style:text-properties officeooo:rsid="004dfac4"/>
    </style:style>
    <style:style style:name="T6" style:family="text">
      <style:text-properties officeooo:rsid="005346ec"/>
    </style:style>
    <style:style style:name="T7" style:family="text">
      <style:text-properties officeooo:rsid="006d4132"/>
    </style:style>
    <style:style style:name="T8" style:family="text">
      <style:text-properties officeooo:rsid="0070a4ab"/>
    </style:style>
    <style:style style:name="T9" style:family="text">
      <style:text-properties officeooo:rsid="0078a793"/>
    </style:style>
    <style:style style:name="T10" style:family="text">
      <style:text-properties officeooo:rsid="008cce3a"/>
    </style:style>
    <style:style style:name="T11" style:family="text">
      <style:text-properties officeooo:rsid="008cf455"/>
    </style:style>
    <style:style style:name="T12" style:family="text">
      <style:text-properties officeooo:rsid="008d98aa"/>
    </style:style>
    <style:style style:name="T13" style:family="text">
      <style:text-properties officeooo:rsid="00b12414"/>
    </style:style>
    <style:style style:name="T14" style:family="text">
      <style:text-properties officeooo:rsid="00b42285"/>
    </style:style>
    <style:style style:name="T15" style:family="text">
      <style:text-properties officeooo:rsid="00cb3692"/>
    </style:style>
    <style:style style:name="T16" style:family="text">
      <style:text-properties officeooo:rsid="00ce052b"/>
    </style:style>
    <style:style style:name="T17" style:family="text">
      <style:text-properties officeooo:rsid="00ce95b0"/>
    </style:style>
    <style:style style:name="T18" style:family="text">
      <style:text-properties officeooo:rsid="00d5e92b"/>
    </style:style>
    <style:style style:name="T19" style:family="text">
      <style:text-properties officeooo:rsid="00da2813"/>
    </style:style>
    <style:style style:name="T20" style:family="text">
      <style:text-properties officeooo:rsid="00dc054b"/>
    </style:style>
    <style:style style:name="T21" style:family="text">
      <style:text-properties officeooo:rsid="00e2bae0"/>
    </style:style>
    <style:style style:name="T22" style:family="text">
      <style:text-properties officeooo:rsid="00f2074c"/>
    </style:style>
    <style:style style:name="T23" style:family="text">
      <style:text-properties officeooo:rsid="01110984"/>
    </style:style>
    <style:style style:name="T24" style:family="text">
      <style:text-properties officeooo:rsid="012a50a8"/>
    </style:style>
    <style:style style:name="T25" style:family="text">
      <style:text-properties officeooo:rsid="012ca91c"/>
    </style:style>
    <style:style style:name="T26" style:family="text">
      <style:text-properties officeooo:rsid="01503484"/>
    </style:style>
    <style:style style:name="T27" style:family="text">
      <style:text-properties officeooo:rsid="01539d75"/>
    </style:style>
    <style:style style:name="T28" style:family="text">
      <style:text-properties officeooo:rsid="015bef48"/>
    </style:style>
    <style:style style:name="T29" style:family="text">
      <style:text-properties officeooo:rsid="015c4142"/>
    </style:style>
    <style:style style:name="T30" style:family="text">
      <style:text-properties officeooo:rsid="015f165a"/>
    </style:style>
    <style:style style:name="T31" style:family="text">
      <style:text-properties officeooo:rsid="016b4821"/>
    </style:style>
    <style:style style:name="T32" style:family="text">
      <style:text-properties officeooo:rsid="017eb373"/>
    </style:style>
    <style:style style:name="T33" style:family="text">
      <style:text-properties officeooo:rsid="01837235"/>
    </style:style>
    <style:style style:name="T34" style:family="text">
      <style:text-properties officeooo:rsid="018d9607"/>
    </style:style>
    <style:style style:name="T35" style:family="text">
      <style:text-properties officeooo:rsid="019061c7"/>
    </style:style>
    <style:style style:name="T36" style:family="text">
      <style:text-properties officeooo:rsid="0191966a"/>
    </style:style>
    <style:style style:name="T37" style:family="text">
      <style:text-properties officeooo:rsid="0196e42c"/>
    </style:style>
    <style:style style:name="T38" style:family="text">
      <style:text-properties officeooo:rsid="01a031e9"/>
    </style:style>
    <style:style style:name="T39" style:family="text">
      <style:text-properties officeooo:rsid="01a17f5d"/>
    </style:style>
    <style:style style:name="T40" style:family="text">
      <style:text-properties officeooo:rsid="01ae54ec"/>
    </style:style>
    <style:style style:name="T41" style:family="text">
      <style:text-properties officeooo:rsid="01bc08ca"/>
    </style:style>
    <style:style style:name="T42" style:family="text">
      <style:text-properties officeooo:rsid="01c9de1d"/>
    </style:style>
    <style:style style:name="T43" style:family="text">
      <style:text-properties officeooo:rsid="01d207ef"/>
    </style:style>
    <style:style style:name="T44" style:family="text">
      <style:text-properties officeooo:rsid="01d6f7fd"/>
    </style:style>
    <style:style style:name="T45" style:family="text">
      <style:text-properties officeooo:rsid="01dcba76"/>
    </style:style>
    <style:style style:name="T46" style:family="text">
      <style:text-properties officeooo:rsid="01f1257c"/>
    </style:style>
    <style:style style:name="T47" style:family="text">
      <style:text-properties officeooo:rsid="01fa2b7b"/>
    </style:style>
    <style:style style:name="T48" style:family="text">
      <style:text-properties officeooo:rsid="020a7b52"/>
    </style:style>
    <style:style style:name="T49" style:family="text">
      <style:text-properties officeooo:rsid="0210efd2"/>
    </style:style>
    <style:style style:name="T50" style:family="text">
      <style:text-properties officeooo:rsid="02192995"/>
    </style:style>
    <style:style style:name="T51" style:family="text">
      <style:text-properties officeooo:rsid="022a45d9"/>
    </style:style>
    <style:style style:name="T52" style:family="text">
      <style:text-properties officeooo:rsid="024e17b9"/>
    </style:style>
    <style:style style:name="T53" style:family="text">
      <style:text-properties officeooo:rsid="02501f2f"/>
    </style:style>
    <style:style style:name="T54" style:family="text">
      <style:text-properties officeooo:rsid="02530203"/>
    </style:style>
    <style:style style:name="T55" style:family="text">
      <style:text-properties officeooo:rsid="0257583a"/>
    </style:style>
    <style:style style:name="T56" style:family="text">
      <style:text-properties officeooo:rsid="02713a0a"/>
    </style:style>
    <style:style style:name="T57" style:family="text">
      <style:text-properties officeooo:rsid="027a899c"/>
    </style:style>
    <style:style style:name="T58" style:family="text">
      <style:text-properties officeooo:rsid="0285620e"/>
    </style:style>
    <style:style style:name="T59" style:family="text">
      <style:text-properties officeooo:rsid="029ff35f"/>
    </style:style>
    <style:style style:name="T60" style:family="text">
      <style:text-properties officeooo:rsid="02a1864b"/>
    </style:style>
    <style:style style:name="T61" style:family="text">
      <style:text-properties officeooo:rsid="02a6220b"/>
    </style:style>
    <style:style style:name="T62" style:family="text">
      <style:text-properties officeooo:rsid="02a7bfb7"/>
    </style:style>
    <style:style style:name="T63" style:family="text">
      <style:text-properties officeooo:rsid="02aa16dd"/>
    </style:style>
    <style:style style:name="T64" style:family="text">
      <style:text-properties officeooo:rsid="02ab17a3"/>
    </style:style>
    <style:style style:name="T65" style:family="text">
      <style:text-properties officeooo:rsid="02bfba5d"/>
    </style:style>
    <style:style style:name="T66" style:family="text">
      <style:text-properties officeooo:rsid="02c08251"/>
    </style:style>
    <style:style style:name="T67" style:family="text">
      <style:text-properties officeooo:rsid="02c2da26"/>
    </style:style>
    <style:style style:name="T68" style:family="text">
      <style:text-properties officeooo:rsid="02c305d5"/>
    </style:style>
    <style:style style:name="T69" style:family="text">
      <style:text-properties officeooo:rsid="02c45ec0"/>
    </style:style>
    <style:style style:name="T70" style:family="text">
      <style:text-properties fo:background-color="#ffff00" loext:char-shading-value="0"/>
    </style:style>
    <style:style style:name="T71" style:family="text">
      <style:text-properties officeooo:rsid="002f4052" fo:background-color="#ffff00" loext:char-shading-value="0"/>
    </style:style>
    <style:style style:name="T72" style:family="text">
      <style:text-properties officeooo:rsid="002f4052" fo:background-color="#ffff00" loext:char-shading-value="0"/>
    </style:style>
    <style:style style:name="T73" style:family="text">
      <style:text-properties officeooo:rsid="02a6220b" fo:background-color="#ffff00" loext:char-shading-value="0"/>
    </style:style>
    <style:style style:name="T74" style:family="text">
      <style:text-properties officeooo:rsid="02a6220b" fo:background-color="#ffff00" loext:char-shading-value="0"/>
    </style:style>
    <style:style style:name="T75" style:family="text">
      <style:text-properties fo:background-color="#ffff00" loext:char-shading-value="0"/>
    </style:style>
    <style:style style:name="T76" style:family="text">
      <style:text-properties officeooo:rsid="01110984" fo:background-color="#ffff00" loext:char-shading-value="0"/>
    </style:style>
    <style:style style:name="T77" style:family="text">
      <style:text-properties officeooo:rsid="01110984" fo:background-color="#ffff00" loext:char-shading-value="0"/>
    </style:style>
    <style:style style:name="T78" style:family="text">
      <style:text-properties officeooo:rsid="012ca91c" fo:background-color="#ffff00" loext:char-shading-value="0"/>
    </style:style>
    <style:style style:name="T79" style:family="text">
      <style:text-properties officeooo:rsid="012ca91c" fo:background-color="#ffff00" loext:char-shading-value="0"/>
    </style:style>
    <style:style style:name="T80" style:family="text">
      <style:text-properties officeooo:rsid="01a17f5d" fo:background-color="#ffff00" loext:char-shading-value="0"/>
    </style:style>
    <style:style style:name="T81" style:family="text">
      <style:text-properties officeooo:rsid="01a17f5d" fo:background-color="#ffff00" loext:char-shading-value="0"/>
    </style:style>
    <style:style style:name="T82" style:family="text">
      <style:text-properties officeooo:rsid="022a45d9" fo:background-color="#ffff00" loext:char-shading-value="0"/>
    </style:style>
    <style:style style:name="T83" style:family="text">
      <style:text-properties officeooo:rsid="022a45d9" fo:background-color="#ffff00" loext:char-shading-value="0"/>
    </style:style>
    <style:style style:name="T84" style:family="text">
      <style:text-properties officeooo:rsid="02530203" fo:background-color="#ffff00" loext:char-shading-value="0"/>
    </style:style>
    <style:style style:name="T85" style:family="text">
      <style:text-properties officeooo:rsid="02530203" fo:background-color="#ffff00" loext:char-shading-value="0"/>
    </style:style>
    <style:style style:name="T86" style:family="text">
      <style:text-properties officeooo:rsid="02cc127e"/>
    </style:style>
    <style:style style:name="T87" style:family="text">
      <style:text-properties officeooo:rsid="02cc6182"/>
    </style:style>
    <style:style style:name="T88" style:family="text">
      <style:text-properties officeooo:rsid="02ccd2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tro</text:p>
      <text:p text:style-name="P15"/>
      <text:p text:style-name="P21">Sommaire</text:p>
      <text:p text:style-name="P16"/>
      <text:p text:style-name="P16">Bonjour à tous, je vais donc vous présenter la partie du projet sur laquelle j’ai travaillé, <text:span text:style-name="T15">les étapes différentes étapes nécessaires pour improviser sur une musique</text:span></text:p>
      <text:p text:style-name="P10">J<text:span text:style-name="T6">e terminerai par une conclusion, et on pourra vous faire une démonstration d’improvisation musicale</text:span></text:p>
      <text:p text:style-name="P9"/>
      <text:p text:style-name="P30">Objectifs</text:p>
      <text:p text:style-name="P1"/>
      <text:p text:style-name="P11">L’objectif <text:span text:style-name="T16">principal </text:span>de ce projet est <text:span text:style-name="T3">de générer aléatoirement</text:span> <text:span text:style-name="T1">une suite de notes à partir de fichiers musicaux, en se basant sur les propriétés des mélodies sur lesquelles on veut improviser, puis d’écouter la mélodie générée.</text:span></text:p>
      <text:p text:style-name="P14">Les fichiers peuvent être de deux format<text:span text:style-name="T17">s</text:span> : MusicXML ou MIDI</text:p>
      <text:p text:style-name="P12"><text:span text:style-name="T72">Ces</text:span><text:span text:style-name="T75"> deux formats de représentation musicale </text:span><text:span text:style-name="T74">sont</text:span><text:span text:style-name="T75"> les plus utilisés dans le monde de la musique.</text:span></text:p>
      <text:p text:style-name="P11">Un fichier midi contient des messages qui décrivent les notes à jouer, leur fréquence, leur durée, à quel moment les jouer, et via quel instrument de musique</text:p>
      <text:p text:style-name="P11">Un fichier MusicXML, donc basé sur XML, contient toutes les informations pour afficher une partition : la mise en page, le nombre de mesures, le nom des pistes et aussi les notes, leur hauteur, leur durée...</text:p>
      <text:p text:style-name="P85">Les deux formats sont lus par la plupart des logiciel d’édition de partitions, il existe une librairie spécifique pour lire du MIDI, et le XML est facile à lire avec un juste un parseur.</text:p>
      <text:p text:style-name="P13"/>
      <text:p text:style-name="P22">Étapes</text:p>
      <text:p text:style-name="P13"/>
      <text:p text:style-name="P13">Pour arriver à improviser sur ces types de fichier, il faut d’abord <text:span text:style-name="T18">extraire</text:span> <text:span text:style-name="T10">la mélodie sur laquelle on veut travailler.</text:span></text:p>
      <text:p text:style-name="P13"/>
      <text:p text:style-name="P23">Extraction de mélodie</text:p>
      <text:p text:style-name="P13"/>
      <text:p text:style-name="P13">Donc on se <text:span text:style-name="T19">contente</text:span> <text:span text:style-name="T20">pour ce projet </text:span>de récupérer seulement les notes d’une musique, sans tenir compte du rythme,</text:p>
      <text:p text:style-name="P13">Il peut y avoir plusieurs partie<text:span text:style-name="T11">s</text:span> musicale<text:span text:style-name="T11">s </text:span>dans un fichier, comme ici, donc on n’en extrait qu’une, et des accords de notes, dans ce cas on ne prend que la première note d’un accord</text:p>
      <text:p text:style-name="P13">On obtient au final une suite de notes, qui correspondent à la mélodie épurée d’une piste musicale d’une partition</text:p>
      <text:p text:style-name="P13"/>
      <text:p text:style-name="P24">Étapes</text:p>
      <text:p text:style-name="P5"/>
      <text:p text:style-name="P40">Pour représenter cette suite de notes, <text:span text:style-name="T12">j’ai défini </text:span>un<text:span text:style-name="T21">e DTD, une mélodie est écrite en XML, parce que </text:span>c’est assez efficace <text:span text:style-name="T12">pour ce que je veux représenter facile à lire par un programme.</text:span></text:p>
      <text:p text:style-name="P40"/>
      <text:p text:style-name="P24">Représentation de mélodie</text:p>
      <text:p text:style-name="P39"/>
      <text:p text:style-name="P53">Le problème est que la représentation des notes est différente en MusicXML et en MIDI :</text:p>
      <text:p text:style-name="P54">- MusicXML utilise la notation anglaise, avec une balise « alter » qui indique si la note est dièse, ou bémol, -1 c’est pour bémol et 1 pour dièse. Par exemple, en XML on aurait pour cette note une valeur G et une octave 3. Il y a donc 7 notes possibles par <text:span text:style-name="T62">octave</text:span>.</text:p>
      <text:p text:style-name="P38"><text:span text:style-name="T12">- Le MIDI utilise mélange tout, donc il faut faire un calcul pour récupérer l’octave et la valeur de la note. La note audible la plus basse en MIDI est 12, donc il faut d’abord faire -12, puis récupérer la valeur de la note avec le modulo, et l’octave avec une division. Là, en MIDI on récupérerait une </text:span><text:soft-page-break/><text:span text:style-name="T12">hauteur de note de 55. Il y a donc 8 notes, plus 4 demi-tons (entre-notes) possibles, ca fait 12 notes possibles dans une game, en MIDI.</text:span></text:p>
      <text:p text:style-name="P37"/>
      <text:p text:style-name="P41"><text:span text:style-name="T75">J’en ai déduit la table de correspondance suivante</text:span>, <text:span text:style-name="T13">la première note de la mélodie qu’on veut récupérer se situe ici, en 3ème octave, et avec mon format de fichier, la note aurait une valeur de 7, ce qui correspond à un Sol en notation française.</text:span></text:p>
      <text:p text:style-name="P41"/>
      <text:p text:style-name="P42"><text:span text:style-name="T14">Du coup, p</text:span>our <text:span text:style-name="T14">cet </text:span>exemple de mélodie, <text:span text:style-name="T14">on obtient un fichier comme celui-ci, qui représente chaque note de la suite.</text:span></text:p>
      <text:p text:style-name="P42"/>
      <text:p text:style-name="P26">Étapes</text:p>
      <text:p text:style-name="P45"/>
      <text:p text:style-name="P90">La chaîne de Markov est un processus <text:span text:style-name="T22">stochastique (ou aléatoire) qui possède la propriété de Markov, qui dit qu’un état futur ne dépend que de l’état présent, et pas des états antérieurs.</text:span></text:p>
      <text:p text:style-name="P48">Une mélodie peut facilement être représentée par un modèle de Markov, <text:span text:style-name="T23">parce que les notes se suivent. Une chaîne de Markov est souvent représentée par un automate. </text:span><text:span text:style-name="T77">Du coup on peut traduire une mélodie en automate, les notes étant des états, et une transition un passage d’une note à une autre.</text:span></text:p>
      <text:p text:style-name="P43"/>
      <text:p text:style-name="P25">Chaîne de Markov</text:p>
      <text:p text:style-name="P47"/>
      <text:p text:style-name="P50">On reprend une partie de la mélodie extraite tout à l’heure, et <text:span text:style-name="T75">on construit la chaîne, note par note. Je simplifie en représentant une note par sa notation française, et en omettant son octave.</text:span> Donc on a d’abord la première note, un La, qui est suivit par un même La, donc la fréquence est à 1, puis le La est suivit par un Fa, <text:span text:style-name="T75">on divise la fréquence par le nombre de notes qui suivent le La</text:span>, …</text:p>
      <text:p text:style-name="P46"/>
      <text:p text:style-name="P49">On peut aussi représenter la chaîne de Ma<text:span text:style-name="T24">r</text:span>kov avec une matrice statistiques, <text:span text:style-name="T25">appelée la matrice des transitions. C’est comme ça qu’une chaîne de Markov est représentée dans mon programme. La somme des lignes vaut 1. </text:span><text:span text:style-name="T79">On lit par exemple « La note La est suivie par la note Fa à une fréquence de 0,5 ».</text:span></text:p>
      <text:p text:style-name="P44"/>
      <text:p text:style-name="P28">Étapes</text:p>
      <text:p text:style-name="P2"/>
      <text:p text:style-name="P86">A partir de cette mélodie, <text:span text:style-name="T63">on peut enfin</text:span> récupérer les propriétés <text:span text:style-name="T2">qui nous intéresse, et qui seront données comme des contraintes d’improvisation au générateur aléatoire. Le fichier qui contient les contraintes est celui qui fait le lien entre ma partie et la partie de Dylan, donc entre la phase de lecture d’une musique et la phase d’improvisation.</text:span></text:p>
      <text:p text:style-name="P87">Dylan a présenté les contraintes tout à l’heure, il a expliqué comment il les utilisai<text:span text:style-name="T64">t</text:span>, moi je vais vous expliquer comment je les calcule à partir d’une ou plusieurs mélodie(s).</text:p>
      <text:p text:style-name="P17"/>
      <text:p text:style-name="P27">Propriétés mélodiques</text:p>
      <text:p text:style-name="P17"/>
      <text:p text:style-name="P51"><text:span text:style-name="T26">Pour les notes min net max, c</text:span>’est assez simple, je parcours toutes les notes<text:span text:style-name="T27"> </text:span>et je mets de coté la note la plus haute et la note la plus basse <text:span text:style-name="T9">de la ou des mélodies donnée(s) en entrée.</text:span></text:p>
      <text:p text:style-name="P51"/>
      <text:p text:style-name="P88"><text:span text:style-name="T28">Pour la contrainte du rectangle, je le calcule de façon à ce qu’il représente</text:span> l’allure <text:span text:style-name="T28">de la</text:span> mélodie<text:tab/>. <text:span text:style-name="T29">Par exemple, si la mélodie est répartie sur peu de notes assez proches en hauteur, le rectangle aura tendance a être long, et à l’inverse, si la mélodie contient souvent des écarts de notes, le rectangle sera plus haut que large.</text:span></text:p>
      <text:p text:style-name="P55"/>
      <text:p text:style-name="P56"><text:soft-page-break/>Si on reprend la <text:span text:style-name="T38">suite de notes</text:span> précédente, <text:span text:style-name="T39">ca donne ca : au début, le rectangle fait par défaut une taille de 1 note par 1 note. L’écart moyen c’est la différence de hauteur moyenne entre deux notes. </text:span><text:span text:style-name="T81">La monotonie représente l’uniformité de la mélodie.</text:span><text:span text:style-name="T39"> Elle est à 1 au début.</text:span></text:p>
      <text:p text:style-name="P57">Si on avance d’une note, <text:span text:style-name="T40">l’écart moyen est recalculé. Il est toujours de 0, parce qu’il n’y a pas de diff de hauteur entre les deux notes. La hauteur du rectangle est modifiée en fonction de la différence entre l’écart moyen de cette itération et l’écart moyen de l’itération précédente. La monotonie change, elle passe à deux, parce que la note lue n’est ni trop haute ni trop basse par rapport à la note précédente. La monotonie est supérieure à la largeur du rectangle, donc elle est augmentée de 1.</text:span></text:p>
      <text:p text:style-name="P58">On recommence l’étape avec la note suivante. <text:span text:style-name="T41">La moyenne de la différence de hauteur entre deux notes est maintenant à 1, la différence de moyenne est ajoutée à la hauteur du rectangle, et cette note casse la monotonie de la mélodie, parce que l’écart qu’il y a entre elle et la note précédente est supérieur à l’écart moyen.</text:span></text:p>
      <text:p text:style-name="P59">Note suivante, la hauteur du rectangle ne change pas, parce que la moyenne de hauteur est la même. <text:span text:style-name="T42">La monotonie passe à 2, parce que la différence de hauteur entre cette note et la note précédente est inférieure ou égale à la moyenne.</text:span></text:p>
      <text:p text:style-name="P60">Là, la différence de moyenne est inférieure à 0, donc le rectangle diminue en hauteur. <text:span text:style-name="T43">La monotonie est supérieure à la largeur du rectangle, donc elle augmente.</text:span></text:p>
      <text:p text:style-name="P61">Toutes les notes ont été lues. <text:span text:style-name="T44">Donc le rectangle obtenu représente l’allure de la mélodie.</text:span></text:p>
      <text:p text:style-name="P52"/>
      <text:p text:style-name="P31">Propriétés mélodiques</text:p>
      <text:p text:style-name="P63"/>
      <text:p text:style-name="P80">Pour <text:span text:style-name="T46">la dernière contrainte, </text:span>le<text:span text:style-name="T87">s</text:span> couple<text:span text:style-name="T86">s</text:span> de notes, je réutilise la matrice des transitions <text:span text:style-name="T45">de la chaîne de Markov qu’on a vue tout à l’heure.</text:span></text:p>
      <text:p text:style-name="P80"/>
      <text:p text:style-name="P32">Propriétés mélodiques</text:p>
      <text:p text:style-name="P81"/>
      <text:p text:style-name="P64">Ces trois premières propriétés servent donc de contraintes pour le générateur aléatoire, <text:span text:style-name="T31">mais je voulais essayer de trouver d’autres caractéristiques d’une mélodies, notamment pour m’en servir comme critères de comparaison de deux mélodies.</text:span></text:p>
      <text:p text:style-name="P64"/>
      <text:p text:style-name="P62">Donc il y a la recherche de patterns, des motifs de notes qui se répètent. <text:span text:style-name="T47">Je parcours toute la mélodie, je prends tous les motifs de plus de 3 notes, et je ne garde que ceux qui sont le plus présents dans la mélodie, les mieux répartis, et les plus grands.</text:span></text:p>
      <text:p text:style-name="P65">Dans cet exemple, <text:span text:style-name="T51">on a un premier pattern bleu qui est trouvé aux positions 0 et m. À l’itération suivante on test la note qui est en position 1, on trouvera ce second pattern, qui est en position n. </text:span><text:span text:style-name="T83">Donc la le tri sera important pour éviter que le pattern de trois notes soit conservé, parce qu’il a l’air moins intéressant que l’autre.</text:span></text:p>
      <text:p text:style-name="P65"/>
      <text:p text:style-name="P36"><text:span text:style-name="T30">La seconde propriété c’est l</text:span>a répartition de<text:span text:style-name="T48">s</text:span> notes <text:span text:style-name="T48">au sein d’une mélodie</text:span>, <text:span text:style-name="T52">la proportion de chaque note est exprimée en %.</text:span> <text:span text:style-name="T88">Ça</text:span> permet <text:span text:style-name="T50">entre autres </text:span>de connaître la tonalité d’une mélodie. <text:span text:style-name="T49">Pour cette propriété, les octaves ne sont pas différenciées. Un La d’une octave sera regroupé avec les La des autres octaves. Donc pour calculer cette contrainte, il suffit de compter les notes.</text:span></text:p>
      <text:p text:style-name="P36"/>
      <text:p text:style-name="P29">Génération<text:span text:style-name="T55">s</text:span></text:p>
      <text:p text:style-name="P18"/>
      <text:p text:style-name="P82">Enfin, <text:span text:style-name="T54">on peut maintenant improviser sur une mélodie. On peut improviser de deux façon différentes, donc avec le générateur aléatoire sous contraintes que Dylan a présenté. On peut aussi comparer une génération de ce type avec une génération de Markov. </text:span><text:span text:style-name="T85">Le principe de la génération avec la chaîne de Markov est simple : on réutilise la matrice des transitions.</text:span></text:p>
      <text:p text:style-name="P82"/>
      <text:p text:style-name="P84"><text:soft-page-break/>Reprenons comme exemple celle de tout à l’heure : la première note est choisie parmi les notes possibles, elles ont la même probabilité d’être tirées au sort, ...</text:p>
      <text:p text:style-name="P70"/>
      <text:p text:style-name="P71">A partir de cette mélodie générée, on peut reproduire les mêmes étapes <text:span text:style-name="T57">pour obtenir ses propriétés mélodiques, et ainsi les comparer avec celles des mélodies originales, pour essayer de l’évaluer.</text:span></text:p>
      <text:p text:style-name="P71"/>
      <text:p text:style-name="P35">Conclusion</text:p>
      <text:p text:style-name="P3"/>
      <text:p text:style-name="P69">On part de MIDI ou MusicXML, <text:span text:style-name="T56">on calcule des contraintes dessus, les contraintes sont envoyées dans le générateur aléatoire sous contraintes qui génère une nouvelle mélodie, on compare cette mélodie avec les mélodies originales, et on peut l’écouter et la convertir en MIDI.</text:span></text:p>
      <text:p text:style-name="P4"><text:span text:style-name="T59">On a un</text:span> programme <text:span text:style-name="T59">pour chaque</text:span> <text:span text:style-name="T59">étape du processus.</text:span></text:p>
      <text:p text:style-name="P69"/>
      <text:p text:style-name="P78">La comparaison <text:span text:style-name="T58">donne une évaluation de la mélodie, en fonction des critères structurels, mais si la mélodie obtient une bonne évaluation, ça veut pas dire qu’elle est sympa, il faut l’écouter pour la juger. Plus la note de la comparaison est élevée, plus la mélodie improvisée est proche du style original, elle utilise les mêmes notes, les patterns se ressemblent, les transitions aussi, etc. Donc avec l’improvisation Markovienne on va avoir naturellement une bonne évaluation, mais ça sera pas assez aléatoire et donc pas très représentatif de ce qu’un vrai musicien pourrait faire. Le générateur aléatoire est un bon compromis entre aléatoire et génération de Markov.</text:span></text:p>
      <text:p text:style-name="P78"/>
      <text:p text:style-name="P79">L’interface graphique que j’ai faite permet de comparer les mélodies entre elles, je vous propose qu’on fasse la démo, ou vous voulez peut <text:span text:style-name="T60">être</text:span> poser vos questions avant ?</text:p>
      <text:p text:style-name="P8"/>
      <text:p text:style-name="P33">Interface graphique</text:p>
      <text:p text:style-name="P19"/>
      <text:p text:style-name="P73"><text:span text:style-name="T65">[Image de l’i</text:span>ndex<text:span text:style-name="T65">]</text:span></text:p>
      <text:p text:style-name="P73"><text:span text:style-name="T35">M</text:span>ettre les <text:span text:style-name="T32">patoches</text:span> dedans</text:p>
      <text:p text:style-name="P74">Donner le nombre de notes, <text:span text:style-name="T33">et cocher les impros</text:span></text:p>
      <text:p text:style-name="P75">Lancer le script avec la commande <text:span text:style-name="T34">générée</text:span></text:p>
      <text:p text:style-name="P75"/>
      <text:p text:style-name="P76"><text:span text:style-name="T66">[</text:span>Image de <text:span text:style-name="T37">mélodies]</text:span></text:p>
      <text:p text:style-name="P77"><text:span text:style-name="T36">Écouter</text:span> les mélodies <text:span text:style-name="T36">quand les fichiers sont générés par le script</text:span></text:p>
      <text:p text:style-name="P72">On peut convertir en MIDI en cliquant là, ou tout réunir dans un seul fichier</text:p>
      <text:p text:style-name="P8"/>
      <text:p text:style-name="P34">Questions</text:p>
      <text:p text:style-name="P7"/>
      <text:p text:style-name="P6">IG en HTML/JS car je triyve ca plus pratique et plus rapide qu'en c++ ou java</text:p>
      <text:p text:style-name="P6">par exmeple, le drag and drop, c'ets un inp<text:span text:style-name="T69">ut</text:span> <text:span text:style-name="T67">et une fonction </text:span>en html/<text:span text:style-name="T68">js</text:span>, c'e<text:span text:style-name="T68">s</text:span>t <text:span text:style-name="T68">un widget et</text:span> 2 méthodes en swing et qt</text:p>
      <text:p text:style-name="P6"/>
      <text:p text:style-name="P83">Récompense :</text:p>
      <text:p text:style-name="P68">Pas d’agent de <text:span text:style-name="T8">décision</text:span>, mais <text:span text:style-name="T7">utilisation de la récompense : une transition donne 1 point</text:span></text:p>
      <text:p text:style-name="P67">Quand une improvisation sera générée, sa récompense totale sera calculée, plus elle est forte plus les transitions de notes existent dans les mélodies originales, donc elle est assez fidèle à l’original sur ce point</text:p>
      <text:p text:style-name="P66">Donc l<text:span text:style-name="T5">a matrice sera aussi utilisée pour calculer la récompense d’une mélod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源ノ角ゴシック Bold" svg:font-family="'源ノ角ゴシック Bold'" style:font-adornments="太字" style:font-pitch="variable"/>
    <style:font-face style:name="FreeSans" svg:font-family="Free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Mangal" svg:font-family="Mangal"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cm" fo:margin-right="0cm" fo:margin-top="0cm" fo:margin-bottom="0.4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cm" fo:margin-right="0cm" fo:margin-top="0cm" fo:margin-bottom="0.3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cm" fo:margin-right="0cm" fo:margin-top="0cm" fo:margin-bottom="0.199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cm" fo:margin-right="0cm" fo:margin-top="0cm" fo:margin-bottom="0.101cm" loext:contextual-spacing="false" fo:text-indent="0cm"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lizarin_7e_LT_7e_Gliederung_20_1" style:display-name="alizarin~LT~Gliederung 1" style:family="paragraph" style:default-outline-level="">
      <style:paragraph-properties fo:margin-left="0cm" fo:margin-right="0cm" fo:margin-top="0cm" fo:margin-bottom="0.402cm" loext:contextual-spacing="false"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Gliederung_20_2" style:display-name="alizarin~LT~Gliederung 2" style:family="paragraph" style:parent-style-name="alizarin_7e_LT_7e_Gliederung_20_1" style:default-outline-level="">
      <style:paragraph-properties fo:margin-left="0cm" fo:margin-right="0cm" fo:margin-top="0cm" fo:margin-bottom="0.397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lizarin_7e_LT_7e_Gliederung_20_3" style:display-name="alizarin~LT~Gliederung 3" style:family="paragraph" style:parent-style-name="alizarin_7e_LT_7e_Gliederung_20_2" style:default-outline-level="">
      <style:paragraph-properties fo:margin-left="0cm" fo:margin-right="0cm" fo:margin-top="0cm" fo:margin-bottom="0.3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lizarin_7e_LT_7e_Gliederung_20_4" style:display-name="alizarin~LT~Gliederung 4" style:family="paragraph" style:parent-style-name="alizarin_7e_LT_7e_Gliederung_20_3" style:default-outline-level="">
      <style:paragraph-properties fo:margin-left="0cm" fo:margin-right="0cm" fo:margin-top="0cm" fo:margin-bottom="0.199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5" style:display-name="alizarin~LT~Gliederung 5" style:family="paragraph" style:parent-style-name="alizarin_7e_LT_7e_Gliederung_20_4"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6" style:display-name="alizarin~LT~Gliederung 6" style:family="paragraph" style:parent-style-name="alizarin_7e_LT_7e_Gliederung_20_5"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7" style:display-name="alizarin~LT~Gliederung 7" style:family="paragraph" style:parent-style-name="alizarin_7e_LT_7e_Gliederung_20_6"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lizarin_7e_LT_7e_Gliederung_20_8" style:display-name="alizarin~LT~Gliederung 8" style:family="paragraph" style:parent-style-name="alizarin_7e_LT_7e_Gliederung_20_7"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Gliederung_20_9" style:display-name="alizarin~LT~Gliederung 9" style:family="paragraph" style:parent-style-name="alizarin_7e_LT_7e_Gliederung_20_8" style:default-outline-level="">
      <style:paragraph-properties fo:margin-left="0cm" fo:margin-right="0cm" fo:margin-top="0cm" fo:margin-bottom="0.101cm" loext:contextual-spacing="false" fo:text-indent="0cm" style:auto-text-indent="false"/>
      <style:text-properties fo:color="#1c1c1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lizarin_7e_LT_7e_Titel" style:display-name="alizarin~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Untertitel" style:display-name="alizarin~LT~Untertitel" style:family="paragraph" style:default-outline-level="">
      <style:paragraph-properties fo:margin-left="0cm" fo:margin-right="0cm" fo:text-align="start" style:justify-single-word="false" fo:orphans="2" fo:widows="2" fo:text-indent="0cm" style:auto-text-indent="false" style:writing-mode="lr-tb"/>
      <style:text-properties fo:color="#1c1c1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Notizen" style:display-name="alizari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alizarin_7e_LT_7e_Hintergrundobjekte" style:display-name="alizarin~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lizarin_7e_LT_7e_Hintergrund" style:display-name="alizari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Gliederung_20_1" style:display-name="Impress~LT~Gliederung 1" style:family="paragraph" style:default-outline-level="">
      <style:paragraph-properties fo:margin-left="0cm" fo:margin-right="0cm" fo:margin-top="0cm" fo:margin-bottom="0.663cm" loext:contextual-spacing="false" fo:text-align="start" style:justify-single-word="false" fo:orphans="2" fo:widows="2" fo:text-indent="0cm" style:auto-text-indent="false" style:writing-mode="lr-tb"/>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left="0cm" fo:margin-right="0cm" fo:margin-top="0cm" fo:margin-bottom="0.527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left="0cm" fo:margin-right="0cm" fo:margin-top="0cm" fo:margin-bottom="0.395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left="0cm" fo:margin-right="0cm" fo:margin-top="0cm" fo:margin-bottom="0.263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left="0cm" fo:margin-right="0cm" fo:margin-top="0cm" fo:margin-bottom="0.129cm" loext:contextual-spacing="false" fo:text-indent="0cm" style:auto-text-indent="false"/>
      <style:text-properties fo:color="#333333"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Lohit Hindi" fo:font-family="'Lohit Hindi'"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Gliederung_20_1" style:display-name="Vintage~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Gliederung_20_2" style:display-name="Vintage~LT~Gliederung 2" style:family="paragraph" style:parent-style-name="Vintage_7e_LT_7e_Gliederung_20_1" style:default-outline-level="">
      <style:paragraph-properties fo:margin-left="0cm" fo:margin-right="0cm" fo:margin-top="0cm" fo:margin-bottom="0.3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ntage_7e_LT_7e_Gliederung_20_3" style:display-name="Vintage~LT~Gliederung 3" style:family="paragraph" style:parent-style-name="Vintage_7e_LT_7e_Gliederung_20_2" style:default-outline-level="">
      <style:paragraph-properties fo:margin-left="0cm" fo:margin-right="0cm" fo:margin-top="0cm" fo:margin-bottom="0.2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ntage_7e_LT_7e_Gliederung_20_4" style:display-name="Vintage~LT~Gliederung 4" style:family="paragraph" style:parent-style-name="Vintage_7e_LT_7e_Gliederung_20_3" style:default-outline-level="">
      <style:paragraph-properties fo:margin-left="0cm" fo:margin-right="0cm" fo:margin-top="0cm" fo:margin-bottom="0.19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5" style:display-name="Vintage~LT~Gliederung 5" style:family="paragraph" style:parent-style-name="Vintage_7e_LT_7e_Gliederung_20_4"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6" style:display-name="Vintage~LT~Gliederung 6" style:family="paragraph" style:parent-style-name="Vintage_7e_LT_7e_Gliederung_20_5"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7" style:display-name="Vintage~LT~Gliederung 7" style:family="paragraph" style:parent-style-name="Vintage_7e_LT_7e_Gliederung_20_6"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8" style:display-name="Vintage~LT~Gliederung 8" style:family="paragraph" style:parent-style-name="Vintage_7e_LT_7e_Gliederung_20_7"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Gliederung_20_9" style:display-name="Vintage~LT~Gliederung 9" style:family="paragraph" style:parent-style-name="Vintage_7e_LT_7e_Gliederung_20_8" style:default-outline-level="">
      <style:paragraph-properties fo:margin-left="0cm" fo:margin-right="0cm" fo:margin-top="0cm" fo:margin-bottom="0.0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ntage_7e_LT_7e_Titel" style:display-name="Vintag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Untertitel" style:display-name="Vintag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Notizen" style:display-name="Vintag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Vintage_7e_LT_7e_Hintergrundobjekte" style:display-name="Vintag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ntage_7e_LT_7e_Hintergrund" style:display-name="Vintag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Gliederung_20_1" style:display-name="DNA~LT~Gliederung 1" style:family="paragraph" style:default-outline-level="">
      <style:paragraph-properties fo:margin-left="0cm" fo:margin-right="0cm" fo:margin-top="0cm" fo:margin-bottom="0.497cm" loext:contextual-spacing="false" fo:text-align="start" style:justify-single-word="false" fo:orphans="2" fo:widows="2" fo:text-indent="0cm" style:auto-text-indent="false" style:writing-mode="lr-tb"/>
      <style:text-properties fo:color="#050505"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Gliederung_20_2" style:display-name="DNA~LT~Gliederung 2" style:family="paragraph" style:parent-style-name="DNA_7e_LT_7e_Gliederung_20_1" style:default-outline-level="">
      <style:paragraph-properties fo:margin-left="0cm" fo:margin-right="0cm" fo:margin-top="0cm" fo:margin-bottom="0.3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NA_7e_LT_7e_Gliederung_20_3" style:display-name="DNA~LT~Gliederung 3" style:family="paragraph" style:parent-style-name="DNA_7e_LT_7e_Gliederung_20_2" style:default-outline-level="">
      <style:paragraph-properties fo:margin-left="0cm" fo:margin-right="0cm" fo:margin-top="0cm" fo:margin-bottom="0.296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NA_7e_LT_7e_Gliederung_20_4" style:display-name="DNA~LT~Gliederung 4" style:family="paragraph" style:parent-style-name="DNA_7e_LT_7e_Gliederung_20_3" style:default-outline-level="">
      <style:paragraph-properties fo:margin-left="0cm" fo:margin-right="0cm" fo:margin-top="0cm" fo:margin-bottom="0.198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5" style:display-name="DNA~LT~Gliederung 5" style:family="paragraph" style:parent-style-name="DNA_7e_LT_7e_Gliederung_20_4"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6" style:display-name="DNA~LT~Gliederung 6" style:family="paragraph" style:parent-style-name="DNA_7e_LT_7e_Gliederung_20_5"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7" style:display-name="DNA~LT~Gliederung 7" style:family="paragraph" style:parent-style-name="DNA_7e_LT_7e_Gliederung_20_6"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8" style:display-name="DNA~LT~Gliederung 8" style:family="paragraph" style:parent-style-name="DNA_7e_LT_7e_Gliederung_20_7"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Gliederung_20_9" style:display-name="DNA~LT~Gliederung 9" style:family="paragraph" style:parent-style-name="DNA_7e_LT_7e_Gliederung_20_8" style:default-outline-level="">
      <style:paragraph-properties fo:margin-left="0cm" fo:margin-right="0cm" fo:margin-top="0cm" fo:margin-bottom="0.099cm" loext:contextual-spacing="false" fo:text-indent="0cm" style:auto-text-indent="false"/>
      <style:text-properties fo:color="#050505"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NA_7e_LT_7e_Titel" style:display-name="DNA~LT~Titel" style:family="paragraph" style:default-outline-level="">
      <style:paragraph-properties fo:text-align="center" style:justify-single-word="false" fo:orphans="2" fo:widows="2" style:writing-mode="lr-tb"/>
      <style:text-properties fo:color="#050505"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Untertitel" style:display-name="DNA~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Notizen" style:display-name="DNA~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DNA_7e_LT_7e_Hintergrundobjekte" style:display-name="DNA~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NA_7e_LT_7e_Hintergrund" style:display-name="DNA~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Gliederung_20_1" style:display-name="Inspiration~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Gliederung_20_2" style:display-name="Inspiration~LT~Gliederung 2" style:family="paragraph" style:parent-style-name="Inspiration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3" style:display-name="Inspiration~LT~Gliederung 3" style:family="paragraph" style:parent-style-name="Inspiration_7e_LT_7e_Gliederung_20_2" style:default-outline-level="">
      <style:paragraph-properties fo:margin-left="0cm" fo:margin-right="0cm" fo:margin-top="0cm" fo:margin-bottom="0.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4" style:display-name="Inspiration~LT~Gliederung 4" style:family="paragraph" style:parent-style-name="Inspiration_7e_LT_7e_Gliederung_20_3" style:default-outline-level="">
      <style:paragraph-properties fo:margin-left="0cm" fo:margin-right="0cm" fo:margin-top="0cm" fo:margin-bottom="0.199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5" style:display-name="Inspiration~LT~Gliederung 5" style:family="paragraph" style:parent-style-name="Inspiration_7e_LT_7e_Gliederung_20_4"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6" style:display-name="Inspiration~LT~Gliederung 6" style:family="paragraph" style:parent-style-name="Inspiration_7e_LT_7e_Gliederung_20_5"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7" style:display-name="Inspiration~LT~Gliederung 7" style:family="paragraph" style:parent-style-name="Inspiration_7e_LT_7e_Gliederung_20_6"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Inspiration_7e_LT_7e_Gliederung_20_8" style:display-name="Inspiration~LT~Gliederung 8" style:family="paragraph" style:parent-style-name="Inspiration_7e_LT_7e_Gliederung_20_7"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Gliederung_20_9" style:display-name="Inspiration~LT~Gliederung 9" style:family="paragraph" style:parent-style-name="Inspiration_7e_LT_7e_Gliederung_20_8" style:default-outline-level="">
      <style:paragraph-properties fo:margin-left="0cm" fo:margin-right="0cm" fo:margin-top="0cm" fo:margin-bottom="0.101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spiration_7e_LT_7e_Titel" style:display-name="Inspiration~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Untertitel" style:display-name="Inspira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Notizen" style:display-name="Inspiratio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Inspiration_7e_LT_7e_Hintergrundobjekte" style:display-name="Inspira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spiration_7e_LT_7e_Hintergrund" style:display-name="Inspira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Gliederung_20_1" style:display-name="BrightBlue~LT~Gliederung 1" style:family="paragraph" style:default-outline-level="">
      <style:paragraph-properties fo:margin-left="0cm" fo:margin-right="0cm" fo:margin-top="0cm" fo:margin-bottom="0.54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left="0cm" fo:margin-right="0cm" fo:margin-top="0cm" fo:margin-bottom="0.432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left="0cm" fo:margin-right="0cm" fo:margin-top="0cm" fo:margin-bottom="0.32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left="0cm" fo:margin-right="0cm" fo:margin-top="0cm" fo:margin-bottom="0.21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left="0cm" fo:margin-right="0cm" fo:margin-top="0cm" fo:margin-bottom="0.108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1" style:font-family-complex="'Liberation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rightBlue_7e_LT_7e_Hintergrund" style:display-name="Br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Gliederung_20_1" style:display-name="focus~LT~Gliederung 1" style:family="paragraph" style:default-outline-level="">
      <style:paragraph-properties fo:margin-left="0cm" fo:margin-right="0cm" fo:margin-top="0cm" fo:margin-bottom="0.499cm" loext:contextual-spacing="false" fo:text-align="center" style:justify-single-word="false" fo:orphans="2" fo:widows="2" fo:text-indent="0cm" style:auto-text-indent="false" style:writing-mode="lr-tb"/>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Gliederung_20_2" style:display-name="focus~LT~Gliederung 2" style:family="paragraph" style:parent-style-name="focus_7e_LT_7e_Gliederung_20_1" style:default-outline-level="">
      <style:paragraph-properties fo:margin-left="0cm" fo:margin-right="0cm" fo:margin-top="0cm" fo:margin-bottom="0.4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3" style:display-name="focus~LT~Gliederung 3" style:family="paragraph" style:parent-style-name="focus_7e_LT_7e_Gliederung_20_2" style:default-outline-level="">
      <style:paragraph-properties fo:margin-left="0cm" fo:margin-right="0cm" fo:margin-top="0cm" fo:margin-bottom="0.3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4" style:display-name="focus~LT~Gliederung 4" style:family="paragraph" style:parent-style-name="focus_7e_LT_7e_Gliederung_20_3" style:default-outline-level="">
      <style:paragraph-properties fo:margin-left="0cm" fo:margin-right="0cm" fo:margin-top="0cm" fo:margin-bottom="0.199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5" style:display-name="focus~LT~Gliederung 5" style:family="paragraph" style:parent-style-name="focus_7e_LT_7e_Gliederung_20_4"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6" style:display-name="focus~LT~Gliederung 6" style:family="paragraph" style:parent-style-name="focus_7e_LT_7e_Gliederung_20_5"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7" style:display-name="focus~LT~Gliederung 7" style:family="paragraph" style:parent-style-name="focus_7e_LT_7e_Gliederung_20_6"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8" style:display-name="focus~LT~Gliederung 8" style:family="paragraph" style:parent-style-name="focus_7e_LT_7e_Gliederung_20_7"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9" style:display-name="focus~LT~Gliederung 9" style:family="paragraph" style:parent-style-name="focus_7e_LT_7e_Gliederung_20_8" style:default-outline-level="">
      <style:paragraph-properties fo:margin-left="0cm" fo:margin-right="0cm" fo:margin-top="0cm" fo:margin-bottom="0.101cm" loext:contextual-spacing="false" fo:text-align="center" style:justify-single-word="false" fo:text-indent="0cm" style:auto-text-indent="false"/>
      <style:text-properties fo:color="#666666"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Titel" style:display-name="focu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Untertitel" style:display-name="focu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Notizen" style:display-name="focu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focus_7e_LT_7e_Hintergrundobjekte" style:display-name="focu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cus_7e_LT_7e_Hintergrund" style:display-name="focu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14:55.019247331</meta:creation-date>
    <meta:generator>LibreOffice/5.1.6.2$Linux_X86_64 LibreOffice_project/10m0$Build-2</meta:generator>
    <dc:date>2017-06-23T11:43:00.390559899</dc:date>
    <meta:editing-duration>P1DT7H59M13S</meta:editing-duration>
    <meta:editing-cycles>487</meta:editing-cycles>
    <meta:document-statistic meta:table-count="0" meta:image-count="0" meta:object-count="0" meta:page-count="4" meta:paragraph-count="74" meta:word-count="1950" meta:character-count="11207" meta:non-whitespace-character-count="9331"/>
  </office:meta>
</office:document-meta>
</file>